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FiraCode Nerd Font" svg:font-family="'FiraCode Nerd Font'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1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1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style:font-name="Cantarell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Cantarell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1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Veicolo" table:style-name="ta1">
        <table:table-column table:style-name="co1" table:number-columns-repeated="3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telai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dataProd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ABC123456</text:p>
          </table:table-cell>
          <table:table-cell table:style-name="ce4" office:value-type="string" calcext:value-type="string">
            <text:p>Fiat</text:p>
          </table:table-cell>
          <table:table-cell office:value-type="string" calcext:value-type="string">
            <text:p>Punto</text:p>
          </table:table-cell>
          <table:table-cell office:value-type="date" office:date-value="2022-01-02" calcext:value-type="date">
            <text:p>2022-01-02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DEF234567</text:p>
          </table:table-cell>
          <table:table-cell table:style-name="ce4"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date" office:date-value="2021-08-20" calcext:value-type="date">
            <text:p>2021-08-20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GHI345678</text:p>
          </table:table-cell>
          <table:table-cell table:style-name="ce4"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date" office:date-value="2020-11-15" calcext:value-type="date">
            <text:p>2020-11-15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JKL456789</text:p>
          </table:table-cell>
          <table:table-cell table:style-name="ce4" office:value-type="string" calcext:value-type="string">
            <text:p>Volkswagen</text:p>
          </table:table-cell>
          <table:table-cell office:value-type="string" calcext:value-type="string">
            <text:p>Golf</text:p>
          </table:table-cell>
          <table:table-cell office:value-type="date" office:date-value="2023-03-01" calcext:value-type="date">
            <text:p>2023-03-01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MNO567890</text:p>
          </table:table-cell>
          <table:table-cell table:style-name="ce4"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date" office:date-value="2022-06-10" calcext:value-type="date">
            <text:p>2022-06-10</text:p>
          </table:table-cell>
          <table:table-cell/>
        </table:table-row>
        <table:table-row table:style-name="ro1">
          <table:table-cell office:value-type="string" calcext:value-type="string">
            <text:p>PQR678901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Spark</text:p>
          </table:table-cell>
          <table:table-cell office:value-type="date" office:date-value="2022-04-13" calcext:value-type="date">
            <text:p>2022-04-13</text:p>
          </table:table-cell>
          <table:table-cell/>
        </table:table-row>
        <table:table-row table:style-name="ro1">
          <table:table-cell office:value-type="string" calcext:value-type="string">
            <text:p>STU78901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 Series</text:p>
          </table:table-cell>
          <table:table-cell office:value-type="date" office:date-value="2021-11-13" calcext:value-type="date">
            <text:p>2021-11-13</text:p>
          </table:table-cell>
          <table:table-cell/>
        </table:table-row>
        <table:table-row table:style-name="ro1">
          <table:table-cell office:value-type="string" calcext:value-type="string">
            <text:p>VWX89012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date" office:date-value="2020-09-05" calcext:value-type="date">
            <text:p>2020-09-05</text:p>
          </table:table-cell>
          <table:table-cell/>
        </table:table-row>
        <table:table-row table:style-name="ro1">
          <table:table-cell office:value-type="string" calcext:value-type="string">
            <text:p>YZA901234</text:p>
          </table:table-cell>
          <table:table-cell office:value-type="string" calcext:value-type="string">
            <text:p>Mercedes-Benz</text:p>
          </table:table-cell>
          <table:table-cell office:value-type="string" calcext:value-type="string">
            <text:p>C-Class</text:p>
          </table:table-cell>
          <table:table-cell office:value-type="date" office:date-value="2023-02-12" calcext:value-type="date">
            <text:p>2023-02-12</text:p>
          </table:table-cell>
          <table:table-cell/>
        </table:table-row>
        <table:table-row table:style-name="ro1">
          <table:table-cell office:value-type="string" calcext:value-type="string">
            <text:p>BCD345678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lio</text:p>
          </table:table-cell>
          <table:table-cell office:value-type="date" office:date-value="2022-07-01" calcext:value-type="date">
            <text:p>2022-07-01</text:p>
          </table:table-cell>
          <table:table-cell/>
        </table:table-row>
        <table:table-row table:style-name="ro1">
          <table:table-cell office:value-type="string" calcext:value-type="string">
            <text:p>EFG456789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Elantra</text:p>
          </table:table-cell>
          <table:table-cell office:value-type="date" office:date-value="2022-08-25" calcext:value-type="date">
            <text:p>2022-08-25</text:p>
          </table:table-cell>
          <table:table-cell/>
        </table:table-row>
        <table:table-row table:style-name="ro1">
          <table:table-cell office:value-type="string" calcext:value-type="string">
            <text:p>HIJ567890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Sportage</text:p>
          </table:table-cell>
          <table:table-cell office:value-type="date" office:date-value="2021-04-11" calcext:value-type="date">
            <text:p>2021-04-11</text:p>
          </table:table-cell>
          <table:table-cell/>
        </table:table-row>
        <table:table-row table:style-name="ro1">
          <table:table-cell office:value-type="string" calcext:value-type="string">
            <text:p>LMN67890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3</text:p>
          </table:table-cell>
          <table:table-cell office:value-type="date" office:date-value="2020-01-15" calcext:value-type="date">
            <text:p>2020-01-15</text:p>
          </table:table-cell>
          <table:table-cell/>
        </table:table-row>
        <table:table-row table:style-name="ro1">
          <table:table-cell office:value-type="string" calcext:value-type="string">
            <text:p>OPQ78901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</text:p>
          </table:table-cell>
          <table:table-cell office:value-type="date" office:date-value="2023-01-02" calcext:value-type="date">
            <text:p>2023-01-02</text:p>
          </table:table-cell>
          <table:table-cell/>
        </table:table-row>
        <table:table-row table:style-name="ro1">
          <table:table-cell office:value-type="string" calcext:value-type="string">
            <text:p>RST890123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azda3</text:p>
          </table:table-cell>
          <table:table-cell office:value-type="date" office:date-value="2021-05-20" calcext:value-type="date">
            <text:p>2021-05-20</text:p>
          </table:table-cell>
          <table:table-cell/>
        </table:table-row>
        <table:table-row table:style-name="ro1">
          <table:table-cell office:value-type="string" calcext:value-type="string">
            <text:p>UVW90123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XC60</text:p>
          </table:table-cell>
          <table:table-cell office:value-type="date" office:date-value="2021-06-01" calcext:value-type="date">
            <text:p>2021-06-01</text:p>
          </table:table-cell>
          <table:table-cell/>
        </table:table-row>
        <table:table-row table:style-name="ro1">
          <table:table-cell office:value-type="string" calcext:value-type="string">
            <text:p>XYZ012345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iscovery</text:p>
          </table:table-cell>
          <table:table-cell office:value-type="date" office:date-value="2020-09-03" calcext:value-type="date">
            <text:p>2020-09-03</text:p>
          </table:table-cell>
          <table:table-cell/>
        </table:table-row>
        <table:table-row table:style-name="ro1">
          <table:table-cell office:value-type="string" calcext:value-type="string">
            <text:p>ARW567893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Wrangler</text:p>
          </table:table-cell>
          <table:table-cell office:value-type="date" office:date-value="2021-04-17" calcext:value-type="date">
            <text:p>2021-04-17</text:p>
          </table:table-cell>
          <table:table-cell/>
        </table:table-row>
        <table:table-row table:style-name="ro1">
          <table:table-cell office:value-type="string" calcext:value-type="string">
            <text:p>PIJ567890</text:p>
          </table:table-cell>
          <table:table-cell office:value-type="string" calcext:value-type="string">
            <text:p>Porsche</text:p>
          </table:table-cell>
          <table:table-cell office:value-type="float" office:value="911" calcext:value-type="float">
            <text:p>911</text:p>
          </table:table-cell>
          <table:table-cell office:value-type="date" office:date-value="2024-02-10" calcext:value-type="date">
            <text:p>2024-02-10</text:p>
          </table:table-cell>
          <table:table-cell table:style-name="Default"/>
        </table:table-row>
        <table:table-row table:style-name="ro1">
          <table:table-cell office:value-type="string" calcext:value-type="string">
            <text:p>NBA678901</text:p>
          </table:table-cell>
          <table:table-cell office:value-type="string" calcext:value-type="string">
            <text:p>Ferrari</text:p>
          </table:table-cell>
          <table:table-cell office:value-type="float" office:value="488" calcext:value-type="float">
            <text:p>488</text:p>
          </table:table-cell>
          <table:table-cell office:value-type="date" office:date-value="2024-04-05" calcext:value-type="date">
            <text:p>2024-04-05</text:p>
          </table:table-cell>
          <table:table-cell table:style-name="Default"/>
        </table:table-row>
      </table:table>
      <table:table table:name="Targa" table:style-name="ta1"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dataEm</text:p>
          </table:table-cell>
        </table:table-row>
        <table:table-row table:style-name="ro1">
          <table:table-cell office:value-type="string" calcext:value-type="string">
            <text:p>AB123CD</text:p>
          </table:table-cell>
          <table:table-cell office:value-type="date" office:date-value="2022-01-10" calcext:value-type="date">
            <text:p>2022-01-10</text:p>
          </table:table-cell>
        </table:table-row>
        <table:table-row table:style-name="ro1">
          <table:table-cell office:value-type="string" calcext:value-type="string">
            <text:p>EF456GH</text:p>
          </table:table-cell>
          <table:table-cell office:value-type="date" office:date-value="2021-08-25" calcext:value-type="date">
            <text:p>2021-08-25</text:p>
          </table:table-cell>
        </table:table-row>
        <table:table-row table:style-name="ro1">
          <table:table-cell office:value-type="string" calcext:value-type="string">
            <text:p>IJ789KL</text:p>
          </table:table-cell>
          <table:table-cell office:value-type="date" office:date-value="2020-12-15" calcext:value-type="date">
            <text:p>2020-12-15</text:p>
          </table:table-cell>
        </table:table-row>
        <table:table-row table:style-name="ro1">
          <table:table-cell office:value-type="string" calcext:value-type="string">
            <text:p>MN012OP</text:p>
          </table:table-cell>
          <table:table-cell office:value-type="date" office:date-value="2023-03-05" calcext:value-type="date">
            <text:p>2023-03-05</text:p>
          </table:table-cell>
        </table:table-row>
        <table:table-row table:style-name="ro1">
          <table:table-cell office:value-type="string" calcext:value-type="string">
            <text:p>QR345ST</text:p>
          </table:table-cell>
          <table:table-cell office:value-type="date" office:date-value="2022-06-20" calcext:value-type="date">
            <text:p>2022-06-20</text:p>
          </table:table-cell>
        </table:table-row>
        <table:table-row table:style-name="ro1">
          <table:table-cell office:value-type="string" calcext:value-type="string">
            <text:p>UV678WX</text:p>
          </table:table-cell>
          <table:table-cell office:value-type="date" office:date-value="2022-04-18" calcext:value-type="date">
            <text:p>2022-04-18</text:p>
          </table:table-cell>
        </table:table-row>
        <table:table-row table:style-name="ro1">
          <table:table-cell office:value-type="string" calcext:value-type="string">
            <text:p>YZ901AB</text:p>
          </table:table-cell>
          <table:table-cell office:value-type="date" office:date-value="2021-11-30" calcext:value-type="date">
            <text:p>2021-11-30</text:p>
          </table:table-cell>
        </table:table-row>
        <table:table-row table:style-name="ro1">
          <table:table-cell office:value-type="string" calcext:value-type="string">
            <text:p>CD234EF</text:p>
          </table:table-cell>
          <table:table-cell office:value-type="date" office:date-value="2020-10-05" calcext:value-type="date">
            <text:p>2020-10-05</text:p>
          </table:table-cell>
        </table:table-row>
        <table:table-row table:style-name="ro1">
          <table:table-cell office:value-type="string" calcext:value-type="string">
            <text:p>GH567IJ</text:p>
          </table:table-cell>
          <table:table-cell office:value-type="date" office:date-value="2023-02-15" calcext:value-type="date">
            <text:p>2023-02-15</text:p>
          </table:table-cell>
        </table:table-row>
        <table:table-row table:style-name="ro1">
          <table:table-cell office:value-type="string" calcext:value-type="string">
            <text:p>KL890MN</text:p>
          </table:table-cell>
          <table:table-cell office:value-type="date" office:date-value="2022-07-10" calcext:value-type="date">
            <text:p>2022-07-10</text:p>
          </table:table-cell>
        </table:table-row>
        <table:table-row table:style-name="ro1">
          <table:table-cell office:value-type="string" calcext:value-type="string">
            <text:p>OP123CD</text:p>
          </table:table-cell>
          <table:table-cell office:value-type="date" office:date-value="2022-09-05" calcext:value-type="date">
            <text:p>2022-09-05</text:p>
          </table:table-cell>
        </table:table-row>
        <table:table-row table:style-name="ro1">
          <table:table-cell office:value-type="string" calcext:value-type="string">
            <text:p>QR456EF</text:p>
          </table:table-cell>
          <table:table-cell office:value-type="date" office:date-value="2021-04-20" calcext:value-type="date">
            <text:p>2021-04-20</text:p>
          </table:table-cell>
        </table:table-row>
        <table:table-row table:style-name="ro1">
          <table:table-cell office:value-type="string" calcext:value-type="string">
            <text:p>ST789UV</text:p>
          </table:table-cell>
          <table:table-cell office:value-type="date" office:date-value="2020-02-15" calcext:value-type="date">
            <text:p>2020-02-15</text:p>
          </table:table-cell>
        </table:table-row>
        <table:table-row table:style-name="ro1">
          <table:table-cell office:value-type="string" calcext:value-type="string">
            <text:p>WX234YZ</text:p>
          </table:table-cell>
          <table:table-cell office:value-type="date" office:date-value="2023-01-08" calcext:value-type="date">
            <text:p>2023-01-08</text:p>
          </table:table-cell>
        </table:table-row>
        <table:table-row table:style-name="ro1">
          <table:table-cell office:value-type="string" calcext:value-type="string">
            <text:p>AB567CD</text:p>
          </table:table-cell>
          <table:table-cell office:value-type="date" office:date-value="2023-08-20" calcext:value-type="date">
            <text:p>2023-08-20</text:p>
          </table:table-cell>
        </table:table-row>
        <table:table-row table:style-name="ro1">
          <table:table-cell office:value-type="string" calcext:value-type="string">
            <text:p>EF890GH</text:p>
          </table:table-cell>
          <table:table-cell office:value-type="date" office:date-value="2021-06-15" calcext:value-type="date">
            <text:p>2021-06-15</text:p>
          </table:table-cell>
        </table:table-row>
        <table:table-row table:style-name="ro1">
          <table:table-cell office:value-type="string" calcext:value-type="string">
            <text:p>IJ123KL</text:p>
          </table:table-cell>
          <table:table-cell office:value-type="date" office:date-value="2020-09-30" calcext:value-type="date">
            <text:p>2020-09-30</text:p>
          </table:table-cell>
        </table:table-row>
        <table:table-row table:style-name="ro1">
          <table:table-cell office:value-type="string" calcext:value-type="string">
            <text:p>MN456OP</text:p>
          </table:table-cell>
          <table:table-cell office:value-type="date" office:date-value="2021-04-25" calcext:value-type="date">
            <text:p>2021-04-25</text:p>
          </table:table-cell>
        </table:table-row>
      </table:table>
      <table:table table:name="TargaAttiva" table:style-name="ta1"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targa</text:p>
          </table:table-cell>
          <table:table-cell table:style-name="ce1" office:value-type="string" calcext:value-type="string">
            <text:p>veicolo</text:p>
          </table:table-cell>
        </table:table-row>
        <table:table-row table:style-name="ro1">
          <table:table-cell office:value-type="string" calcext:value-type="string">
            <text:p>AB123CD</text:p>
          </table:table-cell>
          <table:table-cell table:style-name="ce7" office:value-type="string" calcext:value-type="string">
            <text:p>ABC123456</text:p>
          </table:table-cell>
        </table:table-row>
        <table:table-row table:style-name="ro1">
          <table:table-cell office:value-type="string" calcext:value-type="string">
            <text:p>EF456GH</text:p>
          </table:table-cell>
          <table:table-cell table:style-name="ce7" office:value-type="string" calcext:value-type="string">
            <text:p>DEF234567</text:p>
          </table:table-cell>
        </table:table-row>
        <table:table-row table:style-name="ro1">
          <table:table-cell office:value-type="string" calcext:value-type="string">
            <text:p>IJ789KL</text:p>
          </table:table-cell>
          <table:table-cell table:style-name="ce7" office:value-type="string" calcext:value-type="string">
            <text:p>GHI345678</text:p>
          </table:table-cell>
        </table:table-row>
        <table:table-row table:style-name="ro1">
          <table:table-cell office:value-type="string" calcext:value-type="string">
            <text:p>MN012OP</text:p>
          </table:table-cell>
          <table:table-cell table:style-name="ce7" office:value-type="string" calcext:value-type="string">
            <text:p>JKL456789</text:p>
          </table:table-cell>
        </table:table-row>
        <table:table-row table:style-name="ro1">
          <table:table-cell office:value-type="string" calcext:value-type="string">
            <text:p>QR345ST</text:p>
          </table:table-cell>
          <table:table-cell table:style-name="ce7" office:value-type="string" calcext:value-type="string">
            <text:p>MNO567890</text:p>
          </table:table-cell>
        </table:table-row>
        <table:table-row table:style-name="ro1">
          <table:table-cell office:value-type="string" calcext:value-type="string">
            <text:p>UV678WX</text:p>
          </table:table-cell>
          <table:table-cell office:value-type="string" calcext:value-type="string">
            <text:p>PQR678901</text:p>
          </table:table-cell>
        </table:table-row>
        <table:table-row table:style-name="ro1">
          <table:table-cell office:value-type="string" calcext:value-type="string">
            <text:p>YZ901AB</text:p>
          </table:table-cell>
          <table:table-cell office:value-type="string" calcext:value-type="string">
            <text:p>STU789012</text:p>
          </table:table-cell>
        </table:table-row>
        <table:table-row table:style-name="ro1">
          <table:table-cell office:value-type="string" calcext:value-type="string">
            <text:p>CD234EF</text:p>
          </table:table-cell>
          <table:table-cell office:value-type="string" calcext:value-type="string">
            <text:p>VWX890123</text:p>
          </table:table-cell>
        </table:table-row>
        <table:table-row table:style-name="ro1">
          <table:table-cell office:value-type="string" calcext:value-type="string">
            <text:p>GH567IJ</text:p>
          </table:table-cell>
          <table:table-cell office:value-type="string" calcext:value-type="string">
            <text:p>YZA901234</text:p>
          </table:table-cell>
        </table:table-row>
        <table:table-row table:style-name="ro1">
          <table:table-cell office:value-type="string" calcext:value-type="string">
            <text:p>KL890MN</text:p>
          </table:table-cell>
          <table:table-cell office:value-type="string" calcext:value-type="string">
            <text:p>BCD345678</text:p>
          </table:table-cell>
        </table:table-row>
        <table:table-row table:style-name="ro1">
          <table:table-cell office:value-type="string" calcext:value-type="string">
            <text:p>OP123CD</text:p>
          </table:table-cell>
          <table:table-cell office:value-type="string" calcext:value-type="string">
            <text:p>EFG456789</text:p>
          </table:table-cell>
        </table:table-row>
        <table:table-row table:style-name="ro1">
          <table:table-cell office:value-type="string" calcext:value-type="string">
            <text:p>QR456EF</text:p>
          </table:table-cell>
          <table:table-cell office:value-type="string" calcext:value-type="string">
            <text:p>HIJ567890</text:p>
          </table:table-cell>
        </table:table-row>
        <table:table-row table:style-name="ro1">
          <table:table-cell office:value-type="string" calcext:value-type="string">
            <text:p>ST789UV</text:p>
          </table:table-cell>
          <table:table-cell office:value-type="string" calcext:value-type="string">
            <text:p>LMN678901</text:p>
          </table:table-cell>
        </table:table-row>
        <table:table-row table:style-name="ro1">
          <table:table-cell office:value-type="string" calcext:value-type="string">
            <text:p>WX234YZ</text:p>
          </table:table-cell>
          <table:table-cell office:value-type="string" calcext:value-type="string">
            <text:p>OPQ789012</text:p>
          </table:table-cell>
        </table:table-row>
        <table:table-row table:style-name="ro1">
          <table:table-cell office:value-type="string" calcext:value-type="string">
            <text:p>AB567CD</text:p>
          </table:table-cell>
          <table:table-cell office:value-type="string" calcext:value-type="string">
            <text:p>RST890123</text:p>
          </table:table-cell>
        </table:table-row>
      </table:table>
      <table:table table:name="TargaRestituita" table:style-name="ta1">
        <table:table-column table:style-name="co1" table:number-columns-repeated="2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targa</text:p>
          </table:table-cell>
          <table:table-cell table:style-name="ce1" office:value-type="string" calcext:value-type="string">
            <text:p>veicolo</text:p>
          </table:table-cell>
          <table:table-cell table:style-name="ce1" office:value-type="string" calcext:value-type="string">
            <text:p>dataRes</text:p>
          </table:table-cell>
        </table:table-row>
        <table:table-row table:style-name="ro1">
          <table:table-cell office:value-type="string" calcext:value-type="string">
            <text:p>EF890GH</text:p>
          </table:table-cell>
          <table:table-cell table:style-name="ce6" office:value-type="string" calcext:value-type="string">
            <text:p>RST890123</text:p>
          </table:table-cell>
          <table:table-cell office:value-type="date" office:date-value="2023-06-15" calcext:value-type="date">
            <text:p>2023-06-15</text:p>
          </table:table-cell>
        </table:table-row>
        <table:table-row table:style-name="ro1">
          <table:table-cell office:value-type="string" calcext:value-type="string">
            <text:p>IJ123KL</text:p>
          </table:table-cell>
          <table:table-cell office:value-type="string" calcext:value-type="string">
            <text:p>UVW901234</text:p>
          </table:table-cell>
          <table:table-cell office:value-type="date" office:date-value="2022-09-30" calcext:value-type="date">
            <text:p>2022-09-30</text:p>
          </table:table-cell>
        </table:table-row>
        <table:table-row table:style-name="ro1">
          <table:table-cell office:value-type="string" calcext:value-type="string">
            <text:p>MN456OP</text:p>
          </table:table-cell>
          <table:table-cell office:value-type="string" calcext:value-type="string">
            <text:p>XYZ012345</text:p>
          </table:table-cell>
          <table:table-cell office:value-type="date" office:date-value="2023-04-25" calcext:value-type="date">
            <text:p>2023-04-25</text:p>
          </table:table-cell>
        </table:table-row>
      </table:table>
      <table:table table:name="Revisione" table:style-name="ta1">
        <table:table-column table:style-name="co1" table:default-cell-style-name="ce8"/>
        <table:table-column table:style-name="co1" table:default-cell-style-name="ce3"/>
        <table:table-column table:style-name="co1" table:default-cell-style-name="ce9"/>
        <table:table-column table:style-name="co1" table:default-cell-style-name="ce8"/>
        <table:table-column table:style-name="co2" table:default-cell-style-name="ce8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targa</text:p>
          </table:table-cell>
          <table:table-cell table:style-name="ce1" office:value-type="string" calcext:value-type="string">
            <text:p>dataRev</text:p>
          </table:table-cell>
          <table:table-cell table:style-name="ce1" office:value-type="string" calcext:value-type="string">
            <text:p>esito</text:p>
          </table:table-cell>
          <table:table-cell table:style-name="ce1" office:value-type="string" calcext:value-type="string">
            <text:p>motivaz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C123456</text:p>
          </table:table-cell>
          <table:table-cell office:value-type="date" office:date-value="2022-03-10" calcext:value-type="date">
            <text:p>2022-03-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BC123456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J789KL</text:p>
          </table:table-cell>
          <table:table-cell office:value-type="date" office:date-value="2021-12-20" calcext:value-type="date">
            <text:p>2021-12-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problemi ai fre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890GH</text:p>
          </table:table-cell>
          <table:table-cell office:value-type="date" office:date-value="2023-04-05" calcext:value-type="date">
            <text:p>2023-04-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Problemi al mot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567CD</text:p>
          </table:table-cell>
          <table:table-cell table:style-name="ce5" office:value-type="date" office:date-value="2024-08-20" calcext:value-type="date">
            <text:p>2024-08-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234EF</text:p>
          </table:table-cell>
          <table:table-cell table:style-name="ce5" office:value-type="date" office:date-value="2022-10-05" calcext:value-type="date">
            <text:p>2022-10-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Problemi all'impianto elettric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234EF</text:p>
          </table:table-cell>
          <table:table-cell office:value-type="date" office:date-value="2022-12-03" calcext:value-type="date">
            <text:p>2022-12-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456OP</text:p>
          </table:table-cell>
          <table:table-cell table:style-name="ce5" office:value-type="date" office:date-value="2023-02-11" calcext:value-type="date">
            <text:p>2023-02-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Problemi alla trasmissione</text:p>
          </table:table-cell>
        </table:table-row>
        <table:table-row table:style-name="ro1">
          <table:table-cell table:style-name="Default" table:number-columns-repeated="2"/>
          <table:table-cell table:style-name="ce10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FiraCode Nerd Font" svg:font-family="'FiraCode Nerd Font'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7:42:14.966285613</meta:creation-date>
    <dc:date>2024-04-28T19:55:21.302561952</dc:date>
    <meta:editing-duration>PT2H13M4S</meta:editing-duration>
    <meta:editing-cycles>5</meta:editing-cycles>
    <meta:generator>LibreOffice/7.6.6.3$Linux_X86_64 LibreOffice_project/60$Build-3</meta:generator>
    <meta:document-statistic meta:table-count="5" meta:cell-count="211" meta:object-count="0"/>
  </office:meta>
</office:document-meta>
</file>